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6" style:family="table-cell" style:parent-style-name="Default" style:data-style-name="N0">
      <style:table-cell-properties style:vertical-align="automatic" fo:wrap-option="wrap" fo:background-color="#FFFF00" style:repeat-content="false"/>
      <style:paragraph-properties fo:text-align="center"/>
      <style:text-properties style:font-name="Liberation Serif" style:font-name-asian="Liberation Serif" style:font-name-complex="Liberation Serif" fo:font-size="16pt" style:font-size-asian="16pt" style:font-size-complex="16pt"/>
    </style:style>
    <style:style style:name="ce7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22pt" style:font-size-asian="22pt" style:font-size-complex="22pt" fo:font-weight="bold" style:font-weight-asian="bold" style:font-weight-complex="bold"/>
    </style:style>
    <style:style style:name="ce8" style:family="table-cell" style:parent-style-name="Default" style:data-style-name="N10">
      <style:table-cell-properties style:vertical-align="automatic" style:repeat-content="false"/>
      <style:paragraph-properties fo:text-align="center"/>
    </style:style>
    <style:style style:name="ce9" style:family="table-cell" style:parent-style-name="Lien_32_hypertexte" style:data-style-name="N0">
      <style:text-properties fo:color="#467886" style:text-underline-style="solid" style:text-underline-type="single"/>
    </style:style>
    <style:style style:name="ce10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08516666666667cm"/>
    </style:style>
    <style:style style:name="co2" style:family="table-column">
      <style:table-column-properties fo:break-before="auto" style:column-width="4.826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43933333333333cm"/>
    </style:style>
    <style:style style:name="co5" style:family="table-column">
      <style:table-column-properties fo:break-before="auto" style:column-width="17.9281666666667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6.5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fabriquant</text:p>
          </table:table-cell>
          <table:table-cell office:value-type="string" table:style-name="ce2">
            <text:p>ref fabriquant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total</text:p>
          </table:table-cell>
          <table:table-cell table:style-name="Default_1"/>
          <table:table-cell table:number-columns-repeated="16379"/>
        </table:table-row>
        <table:table-row table:style-name="ro2">
          <table:table-cell office:value-type="string" table:style-name="ce6">
            <text:p>HIFIBERRY </text:p>
          </table:table-cell>
          <table:table-cell office:value-type="float" office:value="4260439550514" table:style-name="ce5">
            <text:p>4,26044E+12</text:p>
          </table:table-cell>
          <table:table-cell office:value-type="string" table:style-name="ce2">
            <text:p>1x</text:p>
          </table:table-cell>
          <table:table-cell office:value-type="currency" office:value="61.9" table:style-name="ce4">
            <text:p>61,90 €</text:p>
          </table:table-cell>
          <table:table-cell office:value-type="string" table:style-name="Default_1">
            <text:p>https://www.hifiberry.com/shop/boards/hifiberry-amp2/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Raspberry</text:p>
          </table:table-cell>
          <table:table-cell office:value-type="string" table:style-name="ce3">
            <text:p>PIZEROW</text:p>
          </table:table-cell>
          <table:table-cell office:value-type="string" table:style-name="ce2">
            <text:p>1x</text:p>
          </table:table-cell>
          <table:table-cell office:value-type="currency" office:value="23.5" table:style-name="ce4">
            <text:p>23,50 €</text:p>
          </table:table-cell>
          <table:table-cell office:value-type="string" table:style-name="Default_1">
            <text:p>https://www.kubii.com/fr/cartes-nano-ordinateurs/1851-raspberry-pi-zero-w-kubii-3272496006997.html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Peerless</text:p>
          </table:table-cell>
          <table:table-cell office:value-type="string" table:style-name="ce6">
            <text:p>TC10FG00-04</text:p>
          </table:table-cell>
          <table:table-cell office:value-type="string" table:style-name="ce2">
            <text:p>2x</text:p>
          </table:table-cell>
          <table:table-cell office:value-type="currency" office:value="32.159999999999997" table:style-name="ce4">
            <text:p>32,16 €</text:p>
          </table:table-cell>
          <table:table-cell office:value-type="string" table:style-name="Default_1">
            <text:p>https://www.toutlehautparleur.com/haut-parleur-large-bande-peerless-tc10fg00-04-4-ohm-115-x-115-mm.html</text:p>
          </table:table-cell>
          <table:table-cell table:number-columns-repeated="16379"/>
        </table:table-row>
        <table:table-row table:style-name="ro3">
          <table:table-cell office:value-type="string" table:style-name="ce3">
            <text:p>‎Eleoption</text:p>
          </table:table-cell>
          <table:table-cell office:value-type="string" table:style-name="ce3">
            <text:p>‎SMT-16022606-EU</text:p>
          </table:table-cell>
          <table:table-cell office:value-type="string" table:style-name="ce2">
            <text:p>1x</text:p>
          </table:table-cell>
          <table:table-cell office:value-type="currency" office:value="39.99" table:style-name="ce4">
            <text:p>39,99 €</text:p>
          </table:table-cell>
          <table:table-cell office:value-type="string" table:style-name="Default_1">
            <text:p><text:a xlink:href="https://www.amazon.fr/qualité-portatives-rechargeables-Lithium-ion-batterie/dp/B072FN5Y3">https://www.amazon.fr/qualité-portatives-rechargeables-Lithium-ion-batterie/dp/B072FN5Y3</text:a>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Thomann</text:p>
          </table:table-cell>
          <table:table-cell office:value-type="string" table:style-name="ce6">
            <text:p>FM1245</text:p>
          </table:table-cell>
          <table:table-cell office:value-type="string" table:style-name="ce2">
            <text:p>2x</text:p>
          </table:table-cell>
          <table:table-cell office:value-type="currency" office:value="36.78" table:style-name="ce4">
            <text:p>36,78 €</text:p>
          </table:table-cell>
          <table:table-cell office:value-type="string" table:style-name="Default_1">
            <text:p>https://www.thomann.de/fr/the_box_mba75w_ersatzakku.htm?gad_source=1</text:p>
          </table:table-cell>
          <table:table-cell table:number-columns-repeated="16379"/>
        </table:table-row>
        <table:table-row table:style-name="ro1">
          <table:table-cell table:number-columns-repeated="3" table:style-name="ce2"/>
          <table:table-cell office:value-type="currency" office:value="194.33" table:formula="of:=[.D6]+[.D5]+[.D4]+[.D3]+[.D2]" table:style-name="ce4">
            <text:p>194,33 €</text:p>
          </table:table-cell>
          <table:table-cell table:style-name="Default_1"/>
          <table:table-cell table:number-columns-repeated="16379"/>
        </table:table-row>
        <table:table-row table:style-name="ro1">
          <table:table-cell table:number-columns-repeated="4" table:style-name="ce2"/>
          <table:table-cell table:style-name="Default_1"/>
          <table:table-cell table:number-columns-repeated="16379"/>
        </table:table-row>
        <table:table-row table:style-name="ro1">
          <table:table-cell office:value-type="string" table:style-name="ce2">
            <text:p>AZ-Delivery</text:p>
          </table:table-cell>
          <table:table-cell office:value-type="string" table:style-name="ce2">
            <text:p>HD44780 1602 module LCD</text:p>
          </table:table-cell>
          <table:table-cell office:value-type="string" table:style-name="ce2">
            <text:p>1x</text:p>
          </table:table-cell>
          <table:table-cell office:value-type="currency" office:value="6" table:style-name="ce8">
            <text:p>6 €</text:p>
          </table:table-cell>
          <table:table-cell office:value-type="string" table:style-name="ce9">
            <text:p><text:a xlink:href="https://www.az-delivery.de/fr/products/16x2-lcd-blaues-display">https://www.az-delivery.de/fr/products/16x2-lcd-blaues-display</text:a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E-SWITCH</text:p>
          </table:table-cell>
          <table:table-cell office:value-type="string" table:style-name="ce2">
            <text:p>TL2230OAF140</text:p>
          </table:table-cell>
          <table:table-cell office:value-type="string" table:style-name="ce2">
            <text:p>3x</text:p>
          </table:table-cell>
          <table:table-cell office:value-type="currency" office:value="2.34" table:style-name="ce10">
            <text:p>2,34 €</text:p>
          </table:table-cell>
          <table:table-cell office:value-type="string" table:style-name="ce9">
            <text:p><text:a xlink:href="https://fr.farnell.com/e-switch/tl2230oaf140/btn-pouss-dpdt-0-1a-30vdc-traversant/dp/4051085?srsltid=AfmBOoon0AEKAVWdj8eBMvu6VifByiuGTkLaN6yPplGx6YI67lHWY2BT">https://fr.farnell.com/e-switch/tl2230oaf140/btn-pouss-dpdt-0-1a-30vdc-traversant/dp/4051085?srsltid=AfmBOoon0AEKAVWdj8eBMvu6VifByiuGTkLaN6yPplGx6YI67lHWY2BT</text:a>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currency-style style:name="N12P0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29</meta:generator>
    <meta:initial-creator>Lilian CAILLY - mi279</meta:initial-creator>
    <dc:creator>CAILLY Lilian</dc:creator>
    <meta:creation-date>2023-12-06T10:54:29Z</meta:creation-date>
    <dc:date>2024-12-17T12:53:51Z</dc:date>
    <meta:editing-cycles>3</meta:editing-cycles>
    <meta:editing-duration>PT982141S</meta:editing-duration>
  </office:meta>
</office:document-meta>
</file>